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2368in" style:rel-column-width="1781*"/>
    </style:style>
    <style:style style:name="Table3.B" style:family="table-column">
      <style:table-column-properties style:column-width="0.1694in" style:rel-column-width="244*"/>
    </style:style>
    <style:style style:name="Table3.C" style:family="table-column">
      <style:table-column-properties style:column-width="5.5181in" style:rel-column-width="7946*"/>
    </style:style>
    <style:style style:name="Table3.A1" style:family="table-cell">
      <style:table-cell-properties fo:padding="0.0382in" fo:border="none"/>
    </style:style>
    <style:style style:name="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166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6772in"/>
          <style:tab-stop style:position="4.3098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2634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style:use-window-font-color="true" style:font-name="Arial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Frame_20_contents">
      <style:paragraph-properties fo:text-align="center" style:justify-single-word="false"/>
      <style:text-properties style:font-name="Arial"/>
    </style:style>
    <style:style style:name="P15" style:family="paragraph" style:parent-style-name="Fram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2pt" style:font-size-asian="10.5pt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6772in"/>
          <style:tab-stop style:position="4.3098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2634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style:use-window-font-color="true" style:font-name="Arial"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style:font-name="Arial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font-name="Arial" fo:font-size="10.5pt" style:font-size-asian="10.5pt" style:font-size-complex="10.5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8pt" style:font-size-asian="7pt" style:font-size-complex="8pt"/>
    </style:style>
    <style:style style:name="T4" style:family="text">
      <style:text-properties fo:font-size="8pt" fo:font-weight="bold" style:font-size-asian="7pt" style:font-weight-asian="bold" style:font-size-complex="8pt" style:font-weight-complex="bold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ge" style:horizontal-pos="from-left" style:horizontal-rel="page" fo:background-color="transparent" style:background-transparency="100%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6.2402in" svg:y="0.2in" svg:width="1.9701in" draw:z-index="0">
        <draw:text-box fo:min-height="1.7075in">
          <text:p text:style-name="P14">Nomor Tiket</text:p>
          <text:p text:style-name="P14"><text:span text:style-name="T2">{nomor_tiket}<text:line-break/></text:span><text:span text:style-name="T4"><text:line-break/></text:span>Diterima</text:p>
          <text:p text:style-name="P15">{tanggal_diterima}</text:p>
          <text:p text:style-name="P14"><text:span text:style-name="T3"><text:line-break/></text:span>Dikembalikan</text:p>
          <text:p text:style-name="P15">{tanggal_dikembalikan}</text:p>
        </draw:text-box>
      </draw:frame>
      <text:p text:style-name="P6">PUSAT LAYANAN DIREKTORAT JENDERAL ANGGARAN</text:p>
      <text:p text:style-name="P5">Telp<text:tab/>: 021-34832516</text:p>
      <text:p text:style-name="P5">Fax<text:tab/>: 021-34832515</text:p>
      <text:p text:style-name="P5">Call Center DJA<text:tab/>: 021-34832511</text:p>
      <text:p text:style-name="P3"><text:span text:style-name="T1">email<text:tab/>: </text:span><text:span text:style-name="T1">pusatlayanan@anggaran.depkeu.go.id</text:span></text:p>
      <text:p text:style-name="P3"><text:span text:style-name="T1"><text:tab/> <text:s/></text:span><text:span text:style-name="T1">pusatlayanan.dja@gmail.com</text:span></text:p>
      <text:p text:style-name="P4"/>
      <text:p text:style-name="P4"/>
      <text:p text:style-name="P4"/>
      <text:p text:style-name="P12">TANDA TERIMA</text:p>
      <text:p text:style-name="P10">PENGEMBALIAN BERKAS REVISI ANGGARAN</text:p>
      <text:p text:style-name="P10"/>
      <text:p text:style-name="P7">Nomor Surat Usulan<text:tab/>: {nomor_surat_usulan}</text:p>
      <text:p text:style-name="P7">Tanggal Surat Usulan<text:tab/>: {tanggal_surat_usulan}</text:p>
      <text:p text:style-name="P7"/>
      <text:p text:style-name="P11">Informasi Unit Pengusul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Nama K/L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ama_kl}</text:p>
          </table:table-cell>
        </table:table-row>
        <table:table-row>
          <table:table-cell table:style-name="Table3.A1" office:value-type="string">
            <text:p text:style-name="P9">Eselon I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ama_unit}</text:p>
          </table:table-cell>
        </table:table-row>
        <table:table-row>
          <table:table-cell table:style-name="Table3.A1" office:value-type="string">
            <text:p text:style-name="P9">Nama Petugas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ama_petugas}</text:p>
          </table:table-cell>
        </table:table-row>
        <table:table-row>
          <table:table-cell table:style-name="Table3.A1" office:value-type="string">
            <text:p text:style-name="P9">NIP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ip}</text:p>
          </table:table-cell>
        </table:table-row>
        <table:table-row>
          <table:table-cell table:style-name="Table3.A1" office:value-type="string">
            <text:p text:style-name="P9">Jabatan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jabatan}</text:p>
          </table:table-cell>
        </table:table-row>
        <table:table-row>
          <table:table-cell table:style-name="Table3.A1" office:value-type="string">
            <text:p text:style-name="P9">No. HP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o_hp}</text:p>
          </table:table-cell>
        </table:table-row>
        <table:table-row>
          <table:table-cell table:style-name="Table3.A1" office:value-type="string">
            <text:p text:style-name="P9">Telp. Kantor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tlp_kantor}</text:p>
          </table:table-cell>
        </table:table-row>
        <table:table-row>
          <table:table-cell table:style-name="Table3.A1" office:value-type="string">
            <text:p text:style-name="P9">Email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email}</text:p>
          </table:table-cell>
        </table:table-row>
      </table:table>
      <text:p text:style-name="P7"/>
      <text:p text:style-name="P11">Catatan pengembalian dokumen</text:p>
      <text:p text:style-name="P7">{catatan_pengembalian_dokumen}</text:p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8">Jakarta, {tanggal_sekarang}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Penyelia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21">{nama_penyelia}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Keterangan:</text:p>
        <text:p text:style-name="MP2">Informasi selengkapnya tentang pengembalian berkas </text:p>
        <text:p text:style-name="MP2">dokumen revisi anggaran ini dapat menghubungi Call Center DJA </text:p>
        <text:p text:style-name="MP2">dengan menyebutkan nomor tik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1T18:47:20.99</meta:creation-date>
    <meta:editing-duration>PT1H8M24S</meta:editing-duration>
    <meta:editing-cycles>28</meta:editing-cycles>
    <meta:generator>LibreOffice/3.4$Win32 LibreOffice_project/340m1$Build-402</meta:generator>
    <dc:date>2012-02-07T16:37:25.86</dc:date>
    <meta:document-statistic meta:table-count="2" meta:image-count="0" meta:object-count="0" meta:page-count="1" meta:paragraph-count="49" meta:word-count="102" meta:character-count="828" meta:non-whitespace-character-count="768"/>
  </office:meta>
</office:document-meta>
</file>